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0000003B423C7BDD14AF6B5EE.png" manifest:media-type="image/png"/>
  <manifest:file-entry manifest:full-path="Pictures/10000000000002E1000003B4FBCA334E187D5697.png" manifest:media-type="image/png"/>
  <manifest:file-entry manifest:full-path="Pictures/10000000000002FE000003B99D7996CD067300A3.png" manifest:media-type="image/png"/>
  <manifest:file-entry manifest:full-path="Pictures/10000000000002B2000003B5D58BE09426B34F88.png" manifest:media-type="image/png"/>
  <manifest:file-entry manifest:full-path="Pictures/100000000000033B000003B9719D5248B606053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820" officeooo:paragraph-rsid="00052820"/>
    </style:style>
    <style:style style:name="P2" style:family="paragraph" style:parent-style-name="Standard">
      <style:text-properties officeooo:rsid="000651f2" officeooo:paragraph-rsid="000651f2"/>
    </style:style>
    <style:style style:name="P3" style:family="paragraph" style:parent-style-name="Standard">
      <style:text-properties officeooo:rsid="00072848" officeooo:paragraph-rsid="0007284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POTENUSA </text:p>
      <text:p text:style-name="P1"/>
      <text:p text:style-name="P1"><draw:frame draw:style-name="fr1" draw:name="Imaxe2" text:anchor-type="char" svg:width="17cm" svg:height="21.867cm" draw:z-index="0"><draw:image xlink:href="Pictures/10000000000002E1000003B4FBCA334E187D56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CALCULO NOTA</text:p>
      <text:p text:style-name="P1"/>
      <text:p text:style-name="P1"><draw:frame draw:style-name="fr1" draw:name="Imaxe1" text:anchor-type="char" svg:width="17cm" svg:height="21.149cm" draw:z-index="4"><draw:image xlink:href="Pictures/10000000000002FE000003B99D7996CD067300A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INTERCAMBIO DE VARIABLES</text:p>
      <text:p text:style-name="P1"/>
      <text:p text:style-name="P1"><draw:frame draw:style-name="fr2" draw:name="Imaxe3" text:anchor-type="char" svg:width="17cm" svg:height="23.38cm" draw:z-index="1"><draw:image xlink:href="Pictures/10000000000002B2000003B5D58BE09426B34F88.png" xlink:type="simple" xlink:show="embed" xlink:actuate="onLoad" draw:mime-type="image/png"/></draw:frame></text:p>
      <text:p text:style-name="P1"><text:soft-page-break/></text:p>
      <text:p text:style-name="P2">CICLISTA</text:p>
      <text:p text:style-name="P2"/>
      <text:p text:style-name="P2"><draw:frame draw:style-name="fr2" draw:name="Imaxe4" text:anchor-type="char" svg:width="17cm" svg:height="16.787cm" draw:z-index="2"><draw:image xlink:href="Pictures/10000000000003C0000003B423C7BDD14AF6B5E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INICIALES</text:p>
      <text:p text:style-name="P1"/>
      <text:p text:style-name="P1"><draw:frame draw:style-name="fr2" draw:name="Imaxe5" text:anchor-type="char" svg:width="17cm" svg:height="19.59cm" draw:z-index="3"><draw:image xlink:href="Pictures/100000000000033B000003B9719D5248B606053C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6:09:52.873000000</meta:creation-date>
    <dc:date>2021-10-01T16:33:59.589000000</dc:date>
    <meta:editing-duration>PT3M45S</meta:editing-duration>
    <meta:editing-cycles>2</meta:editing-cycles>
    <meta:generator>LibreOffice/7.1.4.2$Windows_X86_64 LibreOffice_project/a529a4fab45b75fefc5b6226684193eb000654f6</meta:generator>
    <meta:document-statistic meta:table-count="0" meta:image-count="5" meta:object-count="0" meta:page-count="5" meta:paragraph-count="5" meta:word-count="8" meta:character-count="64" meta:non-whitespace-character-count="60"/>
  </office:meta>
</office:document-meta>
</file>